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047c" officeooo:paragraph-rsid="0006047c"/>
    </style:style>
    <style:style style:name="P2" style:family="paragraph" style:parent-style-name="Standard">
      <style:text-properties officeooo:rsid="0007a1a5" officeooo:paragraph-rsid="0007a1a5"/>
    </style:style>
    <style:style style:name="P3" style:family="paragraph" style:parent-style-name="Standard">
      <style:paragraph-properties fo:break-before="page"/>
      <style:text-properties officeooo:rsid="0006047c" officeooo:paragraph-rsid="000f6183"/>
    </style:style>
    <style:style style:name="P4" style:family="paragraph" style:parent-style-name="Standard">
      <style:paragraph-properties fo:break-before="page"/>
      <style:text-properties officeooo:rsid="0006047c" officeooo:paragraph-rsid="00161cbb"/>
    </style:style>
    <style:style style:name="P5" style:family="paragraph" style:parent-style-name="Standard">
      <style:paragraph-properties fo:break-before="page"/>
      <style:text-properties officeooo:rsid="00184cdd" officeooo:paragraph-rsid="0012ae67"/>
    </style:style>
    <style:style style:name="P6" style:family="paragraph" style:parent-style-name="Standard">
      <style:paragraph-properties fo:break-before="page"/>
      <style:text-properties officeooo:paragraph-rsid="0012ae67"/>
    </style:style>
    <style:style style:name="P7" style:family="paragraph" style:parent-style-name="Standard">
      <style:paragraph-properties fo:text-align="center" style:justify-single-word="false" fo:break-before="page"/>
      <style:text-properties fo:font-style="italic" style:text-underline-style="solid" style:text-underline-width="auto" style:text-underline-color="font-color" fo:font-weight="bold" officeooo:rsid="0007a1a5" officeooo:paragraph-rsid="001206e1" style:font-style-asian="italic" style:font-weight-asian="bold" style:font-style-complex="italic" style:font-weight-complex="bold"/>
    </style:style>
    <style:style style:name="P8" style:family="paragraph" style:parent-style-name="Standard">
      <style:text-properties officeooo:rsid="0006047c" officeooo:paragraph-rsid="000f6183"/>
    </style:style>
    <style:style style:name="P9" style:family="paragraph" style:parent-style-name="Standard">
      <style:text-properties officeooo:rsid="0006047c" officeooo:paragraph-rsid="00161cbb"/>
    </style:style>
    <style:style style:name="P10" style:family="paragraph" style:parent-style-name="Standard">
      <style:text-properties officeooo:rsid="0006047c" officeooo:paragraph-rsid="001a404a"/>
    </style:style>
    <style:style style:name="P11" style:family="paragraph" style:parent-style-name="Standard">
      <style:text-properties officeooo:rsid="0007a1a5" officeooo:paragraph-rsid="0007a1a5"/>
    </style:style>
    <style:style style:name="P12" style:family="paragraph" style:parent-style-name="Standard">
      <style:text-properties officeooo:rsid="0007a1a5" officeooo:paragraph-rsid="000f7982"/>
    </style:style>
    <style:style style:name="P13" style:family="paragraph" style:parent-style-name="Standard">
      <style:text-properties officeooo:rsid="0007a1a5" officeooo:paragraph-rsid="001206e1"/>
    </style:style>
    <style:style style:name="P14" style:family="paragraph" style:parent-style-name="Standard">
      <style:text-properties officeooo:rsid="0007a1a5" officeooo:paragraph-rsid="0012ae67"/>
    </style:style>
    <style:style style:name="P15" style:family="paragraph" style:parent-style-name="Standard">
      <style:text-properties officeooo:rsid="0007a1a5" officeooo:paragraph-rsid="00146fde"/>
    </style:style>
    <style:style style:name="P16" style:family="paragraph" style:parent-style-name="Standard">
      <style:text-properties officeooo:rsid="0007a1a5" officeooo:paragraph-rsid="00151c72"/>
    </style:style>
    <style:style style:name="P17" style:family="paragraph" style:parent-style-name="Standard">
      <style:text-properties officeooo:rsid="0007a1a5" officeooo:paragraph-rsid="00161cbb"/>
    </style:style>
    <style:style style:name="P18" style:family="paragraph" style:parent-style-name="Standard">
      <style:paragraph-properties fo:text-align="justify" style:justify-single-word="false"/>
      <style:text-properties officeooo:rsid="002061bb" officeooo:paragraph-rsid="0012ae67"/>
    </style:style>
    <style:style style:name="P19" style:family="paragraph" style:parent-style-name="Standard">
      <style:text-properties officeooo:rsid="00125e67" officeooo:paragraph-rsid="0012ae67"/>
    </style:style>
    <style:style style:name="P20" style:family="paragraph" style:parent-style-name="Standard">
      <style:text-properties fo:font-weight="bold" officeooo:rsid="00125e67" officeooo:paragraph-rsid="0012ae67" style:font-weight-asian="bold" style:font-weight-complex="bold"/>
    </style:style>
    <style:style style:name="P21" style:family="paragraph" style:parent-style-name="Standard" style:list-style-name="L1">
      <style:text-properties officeooo:paragraph-rsid="0012ae67"/>
    </style:style>
    <style:style style:name="P22" style:family="paragraph" style:parent-style-name="Standard" style:list-style-name="L1">
      <style:text-properties fo:font-weight="normal" officeooo:rsid="00149490" officeooo:paragraph-rsid="0012ae67" style:font-weight-asian="normal" style:font-weight-complex="normal"/>
    </style:style>
    <style:style style:name="P23" style:family="paragraph" style:parent-style-name="Standard" style:list-style-name="L1">
      <style:text-properties fo:font-weight="normal" officeooo:rsid="0012d3b6" officeooo:paragraph-rsid="0012ae67" style:font-weight-asian="normal" style:font-weight-complex="normal"/>
    </style:style>
    <style:style style:name="P24" style:family="paragraph" style:parent-style-name="Standard">
      <style:text-properties officeooo:rsid="00184cdd" officeooo:paragraph-rsid="0012ae67"/>
    </style:style>
    <style:style style:name="P25" style:family="paragraph" style:parent-style-name="Standard">
      <style:paragraph-properties fo:text-align="justify" style:justify-single-word="false"/>
      <style:text-properties officeooo:paragraph-rsid="0012ae67"/>
    </style:style>
    <style:style style:name="P26" style:family="paragraph" style:parent-style-name="Standard">
      <style:paragraph-properties fo:text-align="justify" style:justify-single-word="false"/>
      <style:text-properties officeooo:rsid="001dc96f" officeooo:paragraph-rsid="0012ae67"/>
    </style:style>
    <style:style style:name="P27" style:family="paragraph" style:parent-style-name="Standard">
      <style:text-properties officeooo:paragraph-rsid="0012ae67"/>
    </style:style>
    <style:style style:name="P28" style:family="paragraph" style:parent-style-name="Standard">
      <style:text-properties fo:font-style="italic" style:text-underline-style="solid" style:text-underline-width="auto" style:text-underline-color="font-color" fo:font-weight="bold" officeooo:rsid="0007a1a5" officeooo:paragraph-rsid="00151c72"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style:text-underline-style="solid" style:text-underline-width="auto" style:text-underline-color="font-color" fo:font-weight="bold" officeooo:rsid="0007a1a5" officeooo:paragraph-rsid="00161cbb"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1ed252" officeooo:paragraph-rsid="0012ae67" style:font-style-asian="italic" style:font-weight-asian="bold" style:font-style-complex="italic" style:font-weight-complex="bold"/>
    </style:style>
    <style:style style:name="P31" style:family="paragraph" style:parent-style-name="Standard">
      <style:text-properties officeooo:rsid="000699da" officeooo:paragraph-rsid="00161cbb"/>
    </style:style>
    <style:style style:name="P32" style:family="paragraph" style:parent-style-name="Standard">
      <style:text-properties officeooo:paragraph-rsid="001c1d7e"/>
    </style:style>
    <style:style style:name="P33" style:family="paragraph" style:parent-style-name="Standard">
      <style:paragraph-properties fo:text-align="center" style:justify-single-word="false"/>
      <style:text-properties fo:font-size="15pt" fo:font-style="italic" style:text-underline-style="solid" style:text-underline-width="auto" style:text-underline-color="font-color" fo:font-weight="bold" officeooo:paragraph-rsid="001c1d7e" style:font-size-asian="15pt" style:font-style-asian="italic" style:font-weight-asian="bold" style:font-size-complex="15pt" style:font-style-complex="italic" style:font-weight-complex="bold"/>
    </style:style>
    <style:style style:name="P34" style:family="paragraph" style:parent-style-name="Standard">
      <style:paragraph-properties fo:margin-left="1.251cm" fo:margin-right="0cm" fo:text-indent="0cm" style:auto-text-indent="false"/>
      <style:text-properties officeooo:rsid="0019d006" officeooo:paragraph-rsid="0012ae67"/>
    </style:style>
    <style:style style:name="P35" style:family="paragraph" style:parent-style-name="Standard">
      <style:paragraph-properties fo:margin-left="1.251cm" fo:margin-right="0cm" fo:text-indent="0cm" style:auto-text-indent="false"/>
      <style:text-properties fo:font-weight="normal" officeooo:rsid="0012d3b6" officeooo:paragraph-rsid="0012ae67" style:font-weight-asian="normal" style:font-weight-complex="normal"/>
    </style:style>
    <style:style style:name="P36" style:family="paragraph" style:parent-style-name="Standard">
      <style:paragraph-properties fo:margin-left="1.251cm" fo:margin-right="0cm" fo:text-indent="0cm" style:auto-text-indent="false"/>
      <style:text-properties fo:font-weight="bold" officeooo:rsid="00125e67" officeooo:paragraph-rsid="0012ae67" style:font-weight-asian="bold" style:font-weight-complex="bold"/>
    </style:style>
    <style:style style:name="P37" style:family="paragraph" style:parent-style-name="Standard">
      <style:paragraph-properties fo:margin-left="1.251cm" fo:margin-right="0cm" fo:text-indent="0cm" style:auto-text-indent="false"/>
      <style:text-properties officeooo:rsid="00125e67" officeooo:paragraph-rsid="0012ae67"/>
    </style:style>
    <style:style style:name="P38" style:family="paragraph" style:parent-style-name="Standard">
      <style:paragraph-properties fo:margin-left="1.251cm" fo:margin-right="0cm" fo:text-indent="0cm" style:auto-text-indent="false"/>
      <style:text-properties officeooo:paragraph-rsid="0012ae67"/>
    </style:style>
    <style:style style:name="P39" style:family="paragraph" style:parent-style-name="Standard">
      <style:paragraph-properties fo:margin-left="0cm" fo:margin-right="0cm" fo:text-indent="0cm" style:auto-text-indent="false"/>
      <style:text-properties fo:font-weight="normal" officeooo:rsid="0012d3b6" officeooo:paragraph-rsid="0012ae67" style:font-weight-asian="normal" style:font-weight-complex="normal"/>
    </style:style>
    <style:style style:name="T1" style:family="text">
      <style:text-properties officeooo:rsid="000f6183"/>
    </style:style>
    <style:style style:name="T2" style:family="text">
      <style:text-properties officeooo:rsid="000f7982"/>
    </style:style>
    <style:style style:name="T3" style:family="text">
      <style:text-properties officeooo:rsid="001206e1"/>
    </style:style>
    <style:style style:name="T4" style:family="text">
      <style:text-properties officeooo:rsid="0012ae67"/>
    </style:style>
    <style:style style:name="T5" style:family="text">
      <style:text-properties officeooo:rsid="0010942d"/>
    </style:style>
    <style:style style:name="T6" style:family="text">
      <style:text-properties officeooo:rsid="00125e67"/>
    </style:style>
    <style:style style:name="T7" style:family="text">
      <style:text-properties fo:font-weight="bold" officeooo:rsid="00125e67" style:font-weight-asian="bold" style:font-weight-complex="bold"/>
    </style:style>
    <style:style style:name="T8" style:family="text">
      <style:text-properties fo:font-weight="bold" officeooo:rsid="000f6183" style:font-weight-asian="bold" style:font-weight-complex="bold"/>
    </style:style>
    <style:style style:name="T9" style:family="text">
      <style:text-properties fo:font-weight="bold" officeooo:rsid="001c1d7e" style:font-weight-asian="bold" style:font-weight-complex="bold"/>
    </style:style>
    <style:style style:name="T10" style:family="text">
      <style:text-properties fo:font-weight="normal" officeooo:rsid="0019d006" style:font-weight-asian="normal" style:font-weight-complex="normal"/>
    </style:style>
    <style:style style:name="T11" style:family="text">
      <style:text-properties fo:font-weight="normal" officeooo:rsid="00149490" style:font-weight-asian="normal" style:font-weight-complex="normal"/>
    </style:style>
    <style:style style:name="T12" style:family="text">
      <style:text-properties fo:font-weight="normal" officeooo:rsid="001b27b1" style:font-weight-asian="normal" style:font-weight-complex="normal"/>
    </style:style>
    <style:style style:name="T13" style:family="text">
      <style:text-properties fo:font-weight="normal" officeooo:rsid="000f6183" style:font-weight-asian="normal" style:font-weight-complex="normal"/>
    </style:style>
    <style:style style:name="T14" style:family="text">
      <style:text-properties officeooo:rsid="001b27b1"/>
    </style:style>
    <style:style style:name="T15" style:family="text">
      <style:text-properties officeooo:rsid="00149490"/>
    </style:style>
    <style:style style:name="T16" style:family="text">
      <style:text-properties officeooo:rsid="001a675a"/>
    </style:style>
    <style:style style:name="T17" style:family="text">
      <style:text-properties officeooo:rsid="0012d3b6"/>
    </style:style>
    <style:style style:name="T18" style:family="text">
      <style:text-properties officeooo:rsid="00184cdd"/>
    </style:style>
    <style:style style:name="T19" style:family="text">
      <style:text-properties officeooo:rsid="00158596"/>
    </style:style>
    <style:style style:name="T20" style:family="text">
      <style:text-properties officeooo:rsid="001c3ba3"/>
    </style:style>
    <style:style style:name="T21" style:family="text">
      <style:text-properties officeooo:rsid="00189ff7"/>
    </style:style>
    <style:style style:name="T22" style:family="text">
      <style:text-properties officeooo:rsid="001cc144"/>
    </style:style>
    <style:style style:name="T23" style:family="text">
      <style:text-properties officeooo:rsid="001dc96f"/>
    </style:style>
    <style:style style:name="T24" style:family="text">
      <style:text-properties officeooo:rsid="00151c72"/>
    </style:style>
    <style:style style:name="T25" style:family="text">
      <style:text-properties officeooo:rsid="00161cbb"/>
    </style:style>
    <style:style style:name="T26" style:family="text">
      <style:text-properties fo:font-style="italic" style:text-underline-style="solid" style:text-underline-width="auto" style:text-underline-color="font-color" fo:font-weight="bold" officeooo:rsid="000f7982"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00f6183"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01c1d7e" style:font-style-asian="italic" style:font-weight-asian="bold" style:font-style-complex="italic" style:font-weight-complex="bold"/>
    </style:style>
    <style:style style:name="T29" style:family="text">
      <style:text-properties fo:font-style="italic" fo:font-weight="bold" officeooo:rsid="000f6183" style:font-style-asian="italic" style:font-weight-asian="bold" style:font-style-complex="italic" style:font-weight-complex="bold"/>
    </style:style>
    <style:style style:name="T30" style:family="text">
      <style:text-properties fo:font-style="italic" fo:font-weight="bold" officeooo:rsid="001c1d7e" style:font-style-asian="italic" style:font-weight-asian="bold" style:font-style-complex="italic" style:font-weight-complex="bold"/>
    </style:style>
    <style:style style:name="T31" style:family="text">
      <style:text-properties fo:font-style="normal" style:text-underline-style="none" fo:font-weight="normal" officeooo:rsid="000f7982" style:font-style-asian="normal" style:font-weight-asian="normal" style:font-style-complex="normal" style:font-weight-complex="normal"/>
    </style:style>
    <style:style style:name="T32" style:family="text">
      <style:text-properties officeooo:rsid="001856d4"/>
    </style:style>
    <style:style style:name="T33" style:family="text">
      <style:text-properties officeooo:rsid="001a404a"/>
    </style:style>
    <style:style style:name="T34" style:family="text">
      <style:text-properties officeooo:rsid="001c1d7e"/>
    </style:style>
    <style:style style:name="T35" style:family="text">
      <style:text-properties officeooo:rsid="001c6db3"/>
    </style:style>
    <style:style style:name="T36" style:family="text">
      <style:text-properties officeooo:rsid="0022246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xt:span text:style-name="T34">Presentación Capacitación Semipresencial</text:span></text:p>
      <text:p text:style-name="P32"><text:span text:style-name="T34"/></text:p>
      <text:p text:style-name="P32"><text:span text:style-name="T28">Conceptos Didácticos y Pedagógicos:</text:span><text:span text:style-name="T34"> La implementación de estrategias didácticas y pedagógicas para el desarrollo de capacitación, deben tener contenidos prácticos, teóricos; y lograr que el tutor o disertante logre abarcar todo el contexto posible que se desea dar a conocer, de tal forma, los alumno o participantes de la capacitación evacuen sus dudas en las clases presenciales, y puedan desarrollar con normalidad las actividades virtuales.</text:span></text:p>
      <text:p text:style-name="P32"><text:span text:style-name="T34"/></text:p>
      <text:p text:style-name="P32"><text:span text:style-name="T34">El contenido virtual tiene que tener un soporte inmediato, de esta forma, el alumno se siente respaldado, y no pierde el interés por las actividades que se encuentra desarrollando.</text:span></text:p>
      <text:p text:style-name="P32"><text:span text:style-name="T34">El problema de la capacitación a distancia, es el alto tiempo de respuesta o la falta de fluidez de comunicación entre el Tutor, y el alumno. Responder de forma eficaz y rápida es uno de los puntos fundamentales a tener en cuenta.</text:span></text:p>
      <text:p text:style-name="P32"><text:span text:style-name="T34"/></text:p>
      <text:p text:style-name="P32"><text:span text:style-name="T34">Uno de los objetivos principales de la capacitación a distancia es la planificación y que los materiales sean didácticos e intuitivos, por el cual se tiene que establecer el concepto del flujo de información constante: Alumno – Tutor – Contenidos, que el tiempo y el espacio no sean considerado un factor primordial, pero no quitarle importancia.-</text:span></text:p>
      <text:p text:style-name="P32"><text:span text:style-name="T34"/></text:p>
      <text:p text:style-name="P32"><text:span text:style-name="T34">•<text:tab/>En el proceso de aprendizaje, los alumnos tienen que tener acceso a diferentes tipos de materiales, recursos y medios de comunicación; lograr una capacitación activa.</text:span></text:p>
      <text:p text:style-name="P32"><text:span text:style-name="T34">•<text:tab/>Los contenidos deben ser estructurados, generar una visión global del tema, luego desarrollar en profundidad su contenido y cerrar con un resumen. </text:span></text:p>
      <text:p text:style-name="P32"><text:span text:style-name="T34">•<text:tab/>Las actividades deben ser por tema desarrollado; y deben tener autoevaluación o de entrega de un práctico obligatorio; con esto obtenemos la responsabilidad de los alumnos. </text:span></text:p>
      <text:p text:style-name="P32"><text:span text:style-name="T34">•<text:tab/>Todo el contenido debe estar relacionado, repasar contenidos puede ser importante para que los alumnos no pierdan el hilo de la capacitación.</text:span></text:p>
      <text:p text:style-name="P32"><text:span text:style-name="T34">•<text:tab/>La flexibilidad e interactividad deben permitir que entorno virtual sea apropiado para el desarrollo de cursos.</text:span></text:p>
      <text:p text:style-name="P32"><text:span text:style-name="T34">•<text:tab/>Las presentaciones <text:s/>deben estar en línea, integrando textos, gráficos, video, audio e imagen. </text:span></text:p>
      <text:p text:style-name="P32"><text:span text:style-name="T34">•<text:tab/>Materiales didácticos, amigable, sencilla, eficaz, <text:s/>intuitiva y un diseño interfaz compatible con todos los navegadores web.</text:span></text:p>
      <text:p text:style-name="P32"><text:span text:style-name="T34">•<text:tab/>Los alumnos deben tener los materiales de estudio y recursos, disponibles y de fácil acceso; como también <text:s/>enlace de materiales complementarios existe buen soporte disponible. </text:span></text:p>
      <text:p text:style-name="P32"><text:span text:style-name="T34"/></text:p>
      <text:p text:style-name="P6">Plan de <text:span text:style-name="T5">Capacitación.</text:span><text:span text:style-name="T6"> </text:span><text:span text:style-name="T7">Tema:</text:span><text:span text:style-name="T6"> “”</text:span></text:p>
      <text:p text:style-name="P19"/>
      <text:p text:style-name="P20">1. Objetivos generales:</text:p>
      <text:p text:style-name="P27"><text:span text:style-name="T7"><text:tab/></text:span><text:span text:style-name="T10">Promover el desarrollo y aplicación de entornos tecnológicos de BI que sirvan de soporte para las tomas de decisiones.</text:span></text:p>
      <text:p text:style-name="P27"><text:span text:style-name="T10"><text:tab/></text:span><text:span text:style-name="T11">Capacitar en el uso de herramientas de sistemas transaccionales y su explotación de información.</text:span></text:p>
      <text:p text:style-name="P19"/>
      <text:p text:style-name="P20">2. Propósito General:</text:p>
      <text:p text:style-name="P34">Al finalizar el curso el alumno obtendrá conocimientos básicos sobre el uso <text:s/>de sistemas de información en las Organizaciones con el fin de incrementar la eficiencia de los procesos internos de la organización, y ayude en las tomas de decisiones.</text:p>
      <text:p text:style-name="P19"/>
      <text:p text:style-name="P20">3. Desarrollo de la clase</text:p>
      <text:p text:style-name="P39"/>
      <text:list xml:id="list4607759793114436125" text:style-name="L1">
        <text:list-item>
          <text:p text:style-name="P21"><text:span text:style-name="T14">Tipos y usos de los Sistemas de Información </text:span><text:span text:style-name="T15">(</text:span><text:span text:style-name="T14">Sistemas Transaccionales, Sistemas de Administración, </text:span><text:span text:style-name="T12">Sistemas Estratégicos</text:span><text:span text:style-name="T11">).</text:span></text:p>
          <text:p text:style-name="P22"/>
        </text:list-item>
        <text:list-item>
          <text:p text:style-name="P23">Obtención de información de los sistemas transaccionales</text:p>
          <text:p text:style-name="P23"/>
        </text:list-item>
        <text:list-item>
          <text:p text:style-name="P23">Concepto Explotación de información</text:p>
          <text:p text:style-name="P23"/>
        </text:list-item>
        <text:list-item>
          <text:p text:style-name="P23">Estrategias de explotación de Información</text:p>
        </text:list-item>
      </text:list>
      <text:p text:style-name="P35"><text:tab/>OLAP</text:p>
      <text:p text:style-name="P35"><text:tab/>Analytics</text:p>
      <text:p text:style-name="P35"><text:tab/>Reporting</text:p>
      <text:p text:style-name="P35"><text:tab/>Dashboards</text:p>
      <text:p text:style-name="P19"/>
      <text:p text:style-name="P36">I Métodos:</text:p>
      <text:p text:style-name="P38"><text:span text:style-name="T6"><text:tab/>Explicativo, Observación Indirecta, </text:span><text:span text:style-name="T16">Videoturorial</text:span><text:span text:style-name="T6">, Síntesis.</text:span></text:p>
      <text:p text:style-name="P38"><text:span text:style-name="T6"><text:tab/></text:span><text:span text:style-name="T16">Complementando con consultas y utilización de Aula Virtual</text:span></text:p>
      <text:p text:style-name="P37"/>
      <text:p text:style-name="P36">II Técnicas:</text:p>
      <text:p text:style-name="P37"><text:tab/>Exposición, interrogación, dialogo y síntesis.</text:p>
      <text:p text:style-name="P37"/>
      <text:p text:style-name="P36">III. Actividades del Profesor:</text:p>
      <text:p text:style-name="P37"><text:tab/>Explicación</text:p>
      <text:p text:style-name="P37"><text:tab/>Interrogatorio.</text:p>
      <text:p text:style-name="P37"><text:tab/>Elaboración de una síntesis.</text:p>
      <text:p text:style-name="P37"/>
      <text:p text:style-name="P36">IV. Actividades del alumno:</text:p>
      <text:p text:style-name="P38"><text:span text:style-name="T6"><text:tab/></text:span><text:span text:style-name="T17">Cuestionario</text:span></text:p>
      <text:p text:style-name="P37"><text:tab/>Resolución de la evaluación de integración.</text:p>
      <text:p text:style-name="P19"/>
      <text:p text:style-name="P20">SINTESIS</text:p>
      <text:p text:style-name="P19"/>
      <text:p text:style-name="P20">4. Recurso didáctico:</text:p>
      <text:p text:style-name="P27"><text:span text:style-name="T6"><text:tab/></text:span><text:span text:style-name="T18">Proyector, computadora, pizzarra y marcadores (en caso de ser semipresencial).</text:span></text:p>
      <text:p text:style-name="P24"><text:tab/>Computadora, internet, (en caso de ser a distancia).</text:p>
      <text:p text:style-name="P19"/>
      <text:p text:style-name="P20">5. Evaluación:</text:p>
      <text:p text:style-name="P27"><text:span text:style-name="T6"><text:tab/></text:span><text:span text:style-name="T19">Cuestionario para verificar los conocimientos desarrollados en el Curso.</text:span></text:p>
      <text:p text:style-name="P5">Contenidos.</text:p>
      <text:p text:style-name="P25"><text:span text:style-name="T20">Fuentes de información. Obtener <text:s/>información de: sistemas operacionales y transaccionales.El proceso de extracción, transformación y carga .</text:span><text:span text:style-name="T21">R</text:span><text:span text:style-name="T20">ecuperar los datos de fuentes de información. </text:span><text:span text:style-name="T22">Obtener información de los sistemas transaccionales. Concepto explotación de información. Estrategias de explotación de Información. OLAP. Analytics. Reporting. Dashboards. Ejemplos de aplicación. </text:span><text:span text:style-name="T23">Datawerehouse: concepto, aplicación.</text:span></text:p>
      <text:p text:style-name="P26"/>
      <text:p text:style-name="P30">Desarrollo de Actividades:</text:p>
      <text:p text:style-name="P18"/>
      <text:p text:style-name="P18">FUNDAMENTOS DATAWAREHOUSE Y MODELO MULTIDIMENSIONALES </text:p>
      <text:p text:style-name="P18">Introducir los conceptos asociados al Modelamiento Multidimensional y </text:p>
      <text:p text:style-name="P18">proporcionar elementos de práctica que permitan facilitar las tareas de diseño </text:p>
      <text:p text:style-name="P18">dimensional.</text:p>
      <text:p text:style-name="P18"/>
      <text:p text:style-name="P18">GERENCIA Y DISEÑO DE PROYECTOS DE BUSINESS INTELLIGENCE </text:p>
      <text:p text:style-name="P18">Entendimiento en profundidad del proceso de Business Intelligence y </text:p>
      <text:p text:style-name="P18">Datawarehouse en cuanto a: Conceptos, terminología, procesos, técnicas </text:p>
      <text:p text:style-name="P18"><text:span text:style-name="T3">prácticas, entre otros. </text:span></text:p>
      <text:p text:style-name="P1"/>
      <text:p text:style-name="P7"><text:span text:style-name="T3">ENTORNO TECNOLOGICO AULA VIRTUAL</text:span></text:p>
      <text:p text:style-name="P13"/>
      <text:p text:style-name="P2">Luego de haber efectuado el análisis comparativo de las plataformas virtuales disponibles en Internet, se recomienda el uso de Moodle ya que sus características de performance permiten darle un uso adecuado para las capacitaciones virtuales que planteamos desarrollarlos. Y sustentado en el cumplimiento y gran soporte que tiene Moodle, son los criterios de evaluación de la herramienta, que presenta un conjunto integrado de módulos de software que permite el diseño y creación de cursos sustentados con el apoyo de Nuevas Tecnologías de Información y Comunicación. Es de carácter educativo, tiene gran soporte online, con una gran comunidad de respaldo de la herramienta.</text:p>
      <text:p text:style-name="P2">La utilización de herramientas tecnológicas nos ha llevado a optar por plataformas open source, la demanda y el éxito del software libre es hoy creciente y notable. No sólo se trata de plataformas, sino también de recursos para armar materiales navegables, evaluaciones, encuestas, publicaciones, <text:s/>etc. Seleccionamos para desarrollar el curso de capacitación con Moodle, como aula virtual y recursos open source.</text:p>
      <text:p text:style-name="P2"/>
      <text:p text:style-name="P10"><text:span text:style-name="T27">Foro de Debates:</text:span><text:span text:style-name="T1"> </text:span></text:p>
      <text:p text:style-name="P10"><text:span text:style-name="T1"><text:tab/>Dicho espacio virtual reúne tanto a alumnos como a instructores y en él se lleva a cabo un proceso de intercambio de mensajes a lo largo del desarrollo del curso moderado por el profesor. La temática de los debates deriva de las clases, de las experiencias que quieran compartir los participantes, de dudas comunes a todos y de otros disparadores que pueden surgir del grupo o bien pueden ser inducidos desde el diseño del curso o desde la tutoría. </text:span></text:p>
      <text:p text:style-name="P10"><text:span text:style-name="T1"/></text:p>
      <text:p text:style-name="P10"><text:span text:style-name="T33"><text:tab/>E</text:span><text:span text:style-name="T1">s un espacio de reflexión y discusión sobre los nuevos conocimientos y habilidades, y posibilita el intercambio de experiencias y la transferencia a la práctica.</text:span></text:p>
      <text:p text:style-name="P10"><text:span text:style-name="T1">Para poder desplegar los contenidos y hacer uso de múltiples espacios virtuales, se precisa una plataforma que cuente con los recursos necesarios. Las utilidades básicas que debería tener una plataforma son:</text:span></text:p>
      <text:p text:style-name="P10"><text:span text:style-name="T1">a.<text:tab/>Información sobre la modalidad de los cursos y el funcionamiento del aula virtual.</text:span></text:p>
      <text:p text:style-name="P10"><text:span text:style-name="T1">b.<text:tab/>Casilla de correo. Pueden incorporarse con las direcciones del Tutor y de los demás </text:span><text:span text:style-name="T35">alumnos</text:span><text:span text:style-name="T1"> de forma predeterminada.</text:span></text:p>
      <text:p text:style-name="P10"><text:span text:style-name="T1">c.<text:tab/>Chat: posibilita el diálogo de forma sincrónica.</text:span></text:p>
      <text:p text:style-name="P10"><text:span text:style-name="T1">d.<text:tab/>Foro de Debate: posibilita el diálogo de forma asincrónica.</text:span></text:p>
      <text:p text:style-name="P10"><text:span text:style-name="T1">e.<text:tab/>Cartelera de anuncios.</text:span></text:p>
      <text:p text:style-name="P10"><text:span text:style-name="T1">f.<text:tab/>Es importante que quede un registro de las actividades que realizó cada </text:span><text:span text:style-name="T35">alumno</text:span><text:span text:style-name="T1">, el día y hora de conexión.</text:span></text:p>
      <text:p text:style-name="P10"><text:span text:style-name="T1">Una vez dentro del curso, las partes del mismo son: Indice; Presentación del curso; Bibliografía; Mas información; Glosario; Actividades; Posibilidad de guardar e imprimir las clases; Cuestiones de repaso y Evaluación.</text:span></text:p>
      <text:p text:style-name="P2"/>
      <text:p text:style-name="P15"><text:span text:style-name="T2">Selección de Entorno Tecnológico: Videos Tutoriales</text:span></text:p>
      <text:p text:style-name="P15"><text:span text:style-name="T2">gtk-recordMyDesktop</text:span></text:p>
      <text:p text:style-name="P15"><text:span text:style-name="T2">Características: gtk-recordMyDesktop es una aplicación para grabar video, demos, etc. Captura y graba todo lo que hacemos en el escritorio, a medida que vamos trabajando sobre el mismo.</text:span></text:p>
      <text:p text:style-name="P15"><text:span text:style-name="T2">• Controles para modificar la calidad del vídeo y la calidad del sonido, también podemos introducir voz.</text:span></text:p>
      <text:p text:style-name="P15"><text:span text:style-name="T2">• La aplicación ofrece una salida de los vídeos en formato .ogv (libre).</text:span></text:p>
      <text:p text:style-name="P15"><text:span text:style-name="T2">Sistema Operativo: Linux</text:span></text:p>
      <text:p text:style-name="P15"><text:span text:style-name="T2">Costo: Libre/Gratuito</text:span></text:p>
      <text:p text:style-name="P17"><text:span text:style-name="T2">Requerimiento de Instalación: Esta herramienta funciona en Linux, particularmente en su distribución de Ubuntu (se puede descargar fácilmente dentro de su Centro de Distribución, o bien instalarlo por terminal “sudo apt-get install gtk-recordmydesktop”).</text:span></text:p>
      <text:p text:style-name="P29"><text:soft-page-break/><text:span text:style-name="T4">ENTORNO TECNOLOGICO BI: Penthao</text:span></text:p>
      <text:p text:style-name="P14"><text:span text:style-name="T2"/></text:p>
      <text:p text:style-name="P15"><text:span text:style-name="T2">Sus características son Open Source: libertad, comunidad. Facilidad de uso. Arquitectura flexible y de calidad.</text:span></text:p>
      <text:p text:style-name="P15"><text:span text:style-name="T2">Tecnología Actualizada. Integración rápida con la infraestructura existente. Bajo costo. Alto desempeño, estabilidad y escalabilidad.</text:span></text:p>
      <text:p text:style-name="P15"><text:span text:style-name="T2">Posibilita el control y comunicación dentro del organismo, la información agregada diariamente es traducida a lenguaje de negocio y se hace visible y accesible a todos los miembros de la organización.</text:span></text:p>
      <text:p text:style-name="P15"><text:span text:style-name="T2">Ofrece información en tiempo real, lo que permite tomar decisiones acertadas.</text:span></text:p>
      <text:p text:style-name="P15"><text:span text:style-name="T2">Facilita la toma de decisiones, se tiene visibilidad en todo momento de información actualizada.</text:span></text:p>
      <text:p text:style-name="P15"><text:span text:style-name="T2">Permite valorar si la estrategia es la adecuada e introducir los cambios necesarios en función de los resultados, al disponer de información fiable, los cambios o necesidades del mercado será afrontados y gestionados diariamente, lo que permite dar una respuesta rápida y altamente competitiva. Ahorro de costos. </text:span></text:p>
      <text:p text:style-name="P15"><text:span text:style-name="T2"/></text:p>
      <text:p text:style-name="P15"><text:span text:style-name="T2">Proceso de Instalación:</text:span><text:span text:style-name="T25">(no considerado).</text:span></text:p>
      <text:p text:style-name="P15"><text:span text:style-name="T2">Un Ejemplo de Prueba:</text:span></text:p>
      <text:p text:style-name="P15"><text:span text:style-name="T2"/></text:p>
      <text:p text:style-name="P28"><text:span text:style-name="T24">Las etapas de evaluación</text:span><text:span text:style-name="T32"> de utilización de la herramienta BI</text:span><text:span text:style-name="T24">:</text:span></text:p>
      <text:p text:style-name="P16"><text:span text:style-name="T24">En primer lugar es necesario establecer normas de evaluación antes de que se inicie el proceso de capacitación.</text:span></text:p>
      <text:p text:style-name="P16"><text:span text:style-name="T24">La evaluación debe considerar dos aspectos principales: </text:span></text:p>
      <text:p text:style-name="P16"><text:span text:style-name="T24"><text:tab/>1. Determinar hasta qué punto el programa de capacitación produjo en realidad las modificaciones deseadas en el comportamiento de los participantes/alumnos. </text:span></text:p>
      <text:p text:style-name="P16"><text:span text:style-name="T24"><text:tab/>2. Demostrar si los resultados de la capacitación presentan relación con la consecución de las metas de la organización.</text:span></text:p>
      <text:p text:style-name="P16"><text:span text:style-name="T24"/></text:p>
      <text:p text:style-name="P16"><text:span text:style-name="T24">Examen posterior al curso </text:span></text:p>
      <text:p text:style-name="P16"><text:span text:style-name="T24"><text:tab/>Cuestionario multiple choice tema desarrollado.</text:span></text:p>
      <text:p text:style-name="P16"><text:span text:style-name="T24"><text:tab/>Pregunta de nivel de satisfacción del curso desarrollado.</text:span></text:p>
      <text:p text:style-name="P16"><text:span text:style-name="T24">Transferencia a la organización. (si el participante/alumno, lleva a cabo lo aprendido a su organización).</text:span></text:p>
      <text:p text:style-name="P16"><text:span text:style-name="T24">Seguimiento (seguimiento 30 días luego de haber desarrollado el curso, como respaldo de capacitación, en caso de que sea aplicado en la organización.)</text:span></text:p>
      <text:p text:style-name="P3"><text:span text:style-name="T1">FUNCIONAMIENTO DE LA CAPACITACION ONLINE</text:span></text:p>
      <text:p text:style-name="P8"><text:span text:style-name="T1"/></text:p>
      <text:p text:style-name="P8"><text:span text:style-name="T1">Es necesario suponer que quizás no sepa cómo navegar fluidamente por el aula virtual, por lo que resulta un buen recurso disponer de pequeñas guías, que se pueden <text:s/>enviar vía mail, que cuenten con la información necesaria para familiarizar al alumno con lo que a partir de determinada fecha será su curso virtual. <text:s/></text:span></text:p>
      <text:p text:style-name="P8"><text:span text:style-name="T1">Es conveniente que además se le informe a cada participante cómo proceder ante las consultas. Recordemos que puede tener consultas en cuanto al contenido del curso (en cuyo caso deberá hacérselas llegar a su Instructor) y/o en relación al funcionamiento del Campus, como ser consultas técnicas de conexión, consultas en relación a utilidades, por ejemplo cómo imprimir el material, en cuyo caso deberá conectarse con el tutor. </text:span></text:p>
      <text:p text:style-name="P8"><text:span text:style-name="T1">En este primer contacto se utilizarán todos los recursos disponibles para dar la bienvenida a cada participante y para fomentar sentimientos y actitudes que estimulen la participación en el espacio virtual.</text:span></text:p>
      <text:p text:style-name="P8"><text:span text:style-name="T1">Una vez dentro del curso esta responsabilidad está en manos de los contenidos, del diseño de los mismos, del Instructor y del Tutor. </text:span></text:p>
      <text:p text:style-name="P8"><text:span text:style-name="T1">En cuanto al contenido y su diseño, las clases deben facilitar el acceso a los contenidos, deben orientar al educando en su aprendizaje proporcionándole ayudas para acceder exitosamente a los contenidos. Se pueden incluir gráficos, fotografías, links a páginas web, cuadros, hipertextos, glosario, la posibilidad de abrir varias ventanas simultáneamente.</text:span></text:p>
      <text:p text:style-name="P8"><text:span text:style-name="T1">A veces suelen utilizarse en demasía la animación, el sonido, la imagen y otros medios bajo el preconcepto de que son representativos de productos “avanzados”. En estos casos es importante recordar que no hay función pedagógica que pueda ser atribuida a un solo medio. Lo importante es la combinación de medios. Los recursos tecnológicos sirven para potenciar el aprendizaje y no deben constituir un fin en sí mismos.</text:span></text:p>
      <text:p text:style-name="P8"><text:span text:style-name="T1">Las actividades y ejercicios son también una parte fundamental del curso ya que permiten la integración de contenidos, la autoevaluación del participante y la evaluación por parte del Instructor. Pueden ser dispuestas en forma de casos, múltiple choices, lecturas abiertas a múltiples reflexiones, investigación, elaboración de conclusiones personales y el contraste con las opiniones del grupo de pertenencia. Constituyen un importante ámbito de interacción a nivel individual con el Instructor y a nivel grupal ofrecen la posibilidad de que los participantes se comuniquen entre sí. Debe notificarse antes de comenzado el curso si los participantes deben cumplir con requisitos de participación.</text:span></text:p>
      <text:p text:style-name="P10"><text:span text:style-name="T1"/></text:p>
      <text:p text:style-name="P31"/>
      <text:p text:style-name="P31">Plataformas para videoconferencias online</text:p>
      <text:p text:style-name="P31"/>
      <text:p text:style-name="P31">ACT Conferencing</text:p>
      <text:p text:style-name="P31"/>
      <text:p text:style-name="P31">Adobe Acrobat Connect</text:p>
      <text:p text:style-name="P31"/>
      <text:p text:style-name="P31">Altadyn : dueño de 3D-VirtualEvents.com</text:p>
      <text:p text:style-name="P31"/>
      <text:p text:style-name="P31">AnyMeeting</text:p>
      <text:p text:style-name="P31"/>
      <text:p text:style-name="P31">BigBlueButton</text:p>
      <text:p text:style-name="P31"/>
      <text:p text:style-name="P31">Blackboard Inc. : dueño de Elluminate , Wimba</text:p>
      <text:p text:style-name="P31"/>
      <text:p text:style-name="P31">BrightTALK</text:p>
      <text:p text:style-name="P31"/>
      <text:p text:style-name="P31">Calliflower</text:p>
      <text:p text:style-name="P31"><text:soft-page-break/></text:p>
      <text:p text:style-name="P31">Cisco WebEx</text:p>
      <text:p text:style-name="P31"/>
      <text:p text:style-name="P31">Citrix Online : dueño de Netviewer , GoToMeeting , GoToWebinar</text:p>
      <text:p text:style-name="P9"/>
      <text:p text:style-name="P31">Desventajas: - Velocidad de conexión, tanto del Operador (quien dicta el curso), como el del usuario hacia quien está destinado el curso, deben tener una buena conexión a internet.</text:p>
      <text:p text:style-name="P9"><text:span text:style-name="T3">Definir Entorno Tecnologico</text:span></text:p>
      <text:p text:style-name="P9"><text:span text:style-name="T3"/></text:p>
      <text:p text:style-name="P9"><text:span text:style-name="T3">Herramientas para Crear Aula Virtual</text:span></text:p>
      <text:p text:style-name="P9"><text:span text:style-name="T3">Herramientas BI para teleconferencias</text:span></text:p>
      <text:p text:style-name="P9"><text:span text:style-name="T3">Herramienta BI para Armar Curso</text:span></text:p>
      <text:p text:style-name="P9"><text:span text:style-name="T3"/></text:p>
      <text:p text:style-name="P9"><text:span text:style-name="T3"/></text:p>
      <text:p text:style-name="P4"><text:span text:style-name="T36">Herramientas para e-learning</text:span><text:span text:style-name="T3">:</text:span></text:p>
      <text:p text:style-name="P9"><text:span text:style-name="T3"/></text:p>
      <text:p text:style-name="P9"><text:span text:style-name="T3"/></text:p>
      <text:p text:style-name="P9"><text:span text:style-name="T3">Exeleraning (http://www.exe-spain.es/)</text:span></text:p>
      <text:p text:style-name="P9"><text:span text:style-name="T3"/></text:p>
      <text:p text:style-name="P9"><text:span text:style-name="T3">Courselab (http://www.courselab.com/)</text:span></text:p>
      <text:p text:style-name="P9"><text:span text:style-name="T3"/></text:p>
      <text:p text:style-name="P9"><text:span text:style-name="T3">Opale Scenari (http://scenari-platform.org/)</text:span></text:p>
      <text:p text:style-name="P9"><text:span text:style-name="T3"/></text:p>
      <text:p text:style-name="P9"><text:span text:style-name="T3">Constructor (http://constructor.educarex.es/)</text:span></text:p>
      <text:p text:style-name="P9"><text:span text:style-name="T3"/></text:p>
      <text:p text:style-name="P9"><text:span text:style-name="T3"/></text:p>
      <text:p text:style-name="P9"><text:span text:style-name="T3"/></text:p>
      <text:p text:style-name="P9"><text:span text:style-name="T3">AuthorPoint Lite (http://www.authorgen.com/authorpoint/index.htm)</text:span></text:p>
      <text:p text:style-name="P9"><text:span text:style-name="T3"/></text:p>
      <text:p text:style-name="P9"><text:span text:style-name="T3">OpenOffice Impress permite guardar en formato flash, pero con la limitación de que no guarda las animaciones que tenga el archivo de ppt.</text:span></text:p>
      <text:p text:style-name="P9"><text:span text:style-name="T3"/></text:p>
      <text:p text:style-name="P9"><text:span text:style-name="T3">Software comercial para pasar de PPT a Flash</text:span></text:p>
      <text:p text:style-name="P9"><text:span text:style-name="T3"/></text:p>
      <text:p text:style-name="P9"><text:span text:style-name="T3">Articulate Presenter (http://www.articulate.com)</text:span></text:p>
      <text:p text:style-name="P9"><text:span text:style-name="T3"/></text:p>
      <text:p text:style-name="P9"><text:span text:style-name="T3">iSpring Presenter (http://www.ispringsolutions.com/)</text:span></text:p>
      <text:p text:style-name="P9"><text:span text:style-name="T3"/></text:p>
      <text:p text:style-name="P9"><text:span text:style-name="T3">Ppt2Flash (http://www.wondershare.com/pro/ppt2flash-pro.html)</text:span></text:p>
      <text:p text:style-name="P9"><text:span text:style-name="T3"/></text:p>
      <text:p text:style-name="P9"><text:span text:style-name="T3">AutorPoint Pro (http://www.authorgen.com/authorpoint/index.htm)</text:span></text:p>
      <text:p text:style-name="P9"><text:span text:style-name="T3"/></text:p>
      <text:p text:style-name="P9"><text:span text:style-name="T3">Adobe Captivate (http://www.adobe.com/es/products/captivate/)</text:span></text:p>
      <text:p text:style-name="P9"><text:span text:style-name="T3"/></text:p>
      <text:p text:style-name="P9"><text:span text:style-name="T3">Adobe Presenter (http://www.adobe.com/es/products/presenter/)</text:span></text:p>
      <text:p text:style-name="P9"><text:span text:style-name="T3"/></text:p>
      <text:p text:style-name="P9"><text:span text:style-name="T3">Camtasia (http://www.techsmith.com/camtasia/)</text:span></text:p>
      <text:p text:style-name="P9"><text:span text:style-name="T3"/></text:p>
      <text:p text:style-name="P9"><text:span text:style-name="T3"/></text:p>
      <text:p text:style-name="P9"><text:span text:style-name="T3">RECURSOS 3D PARA E-LEARNING</text:span></text:p>
      <text:p text:style-name="P9"><text:span text:style-name="T3"/></text:p>
      <text:p text:style-name="P9"><text:span text:style-name="T3">Sloodle. Módulo para Moodle que permite crear aulas virtuales 3d en Second Life. Para que nuestro centro de formación disponga de un espacio en Second Life es necesario pagar una cuota mensual.</text:span></text:p>
      <text:p text:style-name="P9"><text:a xlink:type="simple" xlink:href="http://www.descargasnsn.com/"><text:span text:style-name="T3">http://www.descargasnsn.com/</text:span></text:a></text:p>
      <text:p text:style-name="P9"><text:span text:style-name="T3"/></text:p>
      <text:p text:style-name="P17">Moodle</text:p>
      <text:p text:style-name="P17">Características: <text:s/>Herramientas apropiadas para clases en línea.</text:p>
      <text:p text:style-name="P17">Tiene una interfaz de navegador de tecnología sencilla, ligera y compatible. Instalación sencilla requiriendo una plataforma que soporta PHP y la disponibilidad de una base de datos. Seguridad solida en toda plataforma. Tiene editor HTML, para editar diversos textos. Interfaz gráfica adaptable a conceptos educativos. Moodle proporciona una funcionalidad de adaptación denominada “lección”, donde los estudiantes son guiados automáticamente a través de las páginas dependiendo de sus respuestas a determinadas preguntas. Consta de un API documentado, guías detalladas, plantillas para programación y 40 paquetes de idiomas. Facilita la comunicación, la creación y administración de objetos de aprendizaje y el seguimiento de los datos.</text:p>
      <text:p text:style-name="P17"/>
      <text:p text:style-name="P17"><text:soft-page-break/>Sistema Operativo: Multiplataforma</text:p>
      <text:p text:style-name="P17">Costo: Libre/Gratuito</text:p>
      <text:p text:style-name="P17">Requerimiento de Instalación: Linux y Windows son las elecciones más comunes y para las que existe buen soporte disponible. Un servidor web, ejemplo Apache. PHP - La versión mínima es actualmente (enero 2013) la 5.3.2. Se requieren varias extensiones; vea la página de PHP para los detalles completos. Una base de datos. MySQL o PostgreSQL . Navegador mínimo para acceder Moodle: Firefox 4, Internet Explorer 8, Safari 5, Google Chrome 11, Opera 9.</text:p>
      <text:p text:style-name="P17"/>
      <text:p text:style-name="P17">Claroline</text:p>
      <text:p text:style-name="P17">Características: Adaptable a varios contextos de formación. La plataforma es adaptable y ofrece un entorno de trabajo flexible y ajustable. La plataforma Claroline está organizada alrededor del concepto de espacios relacionados con un curso o actividad pedagógica. Cada espacio provee una lista de herramientas que permite crear contenidos de aprendizaje y gestión/manejo de actividades de formación.</text:p>
      <text:p text:style-name="P17">Sistema Operativo: Multiplataforma</text:p>
      <text:p text:style-name="P17">Costo: Libre/Gratuito</text:p>
      <text:p text:style-name="P17">Requerimiento de Instalación:Un servidor WEB. PHP 4.3.10. MySQL bases de datos. Agente de transporte de correo.</text:p>
      <text:p text:style-name="P17"/>
      <text:p text:style-name="P17">Dokeos</text:p>
      <text:p text:style-name="P17">Características: Integra todos los componentes necesarios para permitir la gestión, administración, comunicación, evaluación y seguimiento de las actividades de enseñanza y aprendizaje.</text:p>
      <text:p text:style-name="P17">Permite que los profesores puedan acceder con facilidad a las prestaciones del</text:p>
      <text:p text:style-name="P17">sistema, administrar sus documentos en procesador de texto, pdf, gráficos, planilla de cálculos, etc., sin necesidad de efectuarles ningún tratamiento informático especial</text:p>
      <text:p text:style-name="P17">Requiere de una conexión con Internet que puede ser dial-up o dedicada</text:p>
      <text:p text:style-name="P17">Sistema Operativo:</text:p>
      <text:p text:style-name="P17">Costo: Libre/Gratuito</text:p>
      <text:p text:style-name="P17">Requerimiento de Instalación: Un servidor WEB. Un lenguaje de comunicación, programación. Un servidor de base de datos. Agente de transporte de correo. Dokeos puede ser instalado indiferentemente en servidores Windows, Linux, Mac OS X y UNIX. Dokeos es un LMS que se ejecuta con Apache 1.3, 2.0, MySQL 5.1 y PHP 5.1 Puede ser enriquecida con la conversión a PowerPoint (característica llamada Dokeos Oogie) mediante el uso de OpenOffice.org + Java. Quizás también quiera agregar el plugin de Videoconferencia de Dokeos mediante el uso de RED5 servidor de código abierto de Flash. </text:p>
      <text:p text:style-name="P17"/>
      <text:p text:style-name="P17">Atutor</text:p>
      <text:p text:style-name="P17">Características: Desarrollo de accesibilidad para personas discapacitadas o no familiarizadas con la tecnología Web</text:p>
      <text:p text:style-name="P17">Sistema Operativo: Funciona para ambientes de los Sistemas Linux/Unix y Windows.</text:p>
      <text:p text:style-name="P17">Costo: Libre/Gratuito</text:p>
      <text:p text:style-name="P17"><text:span text:style-name="T3">Requerimiento de Instalación: Requiere el Servidor Web HTTP (se recomienda al apache). Desarrollado para PHP versión 4.2.0 o superior, o 5.0.2 o superior con Zlib y apoyo de MySQL. (se recomienda PHP 4.3.0+). MySQL 3.23.x o superior, o 4.0.12 o superior, o 4.1.10 o superior, requeridos para el UTF-8 idioma apoyo. Una cuenta de usuario con base de datos o con herramientas para crearlas. Requiere un Navegador Web. Hace uso de muchos nuevos rasgos de HTML que sólo se apoyan en los navegadores de Web actuales. Es recomendable poner al día, las versiones actuales de Netscape 7+, FireFox 1+, Microsoft Internet Explorer 4+ u Ópera 5+, que trabajan bien con Atu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31T18:42:10.89</meta:creation-date>
    <dc:date>2013-08-06T18:38:41.20</dc:date>
    <meta:editing-duration>PT4H52M46S</meta:editing-duration>
    <meta:editing-cycles>23</meta:editing-cycles>
    <meta:generator>LibreOffice/4.0.3.3$Windows_x86 LibreOffice_project/0eaa50a932c8f2199a615e1eb30f7ac74279539</meta:generator>
    <meta:document-statistic meta:table-count="0" meta:image-count="0" meta:object-count="0" meta:page-count="9" meta:paragraph-count="164" meta:word-count="2624" meta:character-count="18178" meta:non-whitespace-character-count="15672"/>
  </office:meta>
</office:document-meta>
</file>